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paragraph-properties fo:break-before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The Simulated Scribbler/Fluke</text:p>
      <text:p text:style-name="Preformatted_20_Text"/>
      <text:p text:style-name="Preformatted_20_Text"><text:tab/></text:p>
      <text:p text:style-name="Preformatted_20_Text"><text:tab/><text:tab/>We have provided a Simulated robot for the students to do initial testing of their programs</text:p>
      <text:p text:style-name="Preformatted_20_Text"><text:tab/>in their home environment. </text:p>
      <text:p text:style-name="Preformatted_20_Text"><text:tab/>N.B. No simulation is perfect and this one is no exception. Students should expect to do additional work,</text:p>
      <text:p text:style-name="Preformatted_20_Text"><text:tab/>in some cases considerable work, to convert a program that works in the simulation to one that works</text:p>
      <text:p text:style-name="Preformatted_20_Text"><text:tab/>with the real robot.</text:p>
      <text:p text:style-name="Preformatted_20_Text"><text:tab/> <text:tab/>The simulation is called video and versions exist that run on Linux, Max OS X and Windows XP.</text:p>
      <text:p text:style-name="Preformatted_20_Text"><text:tab/>To start execute video in a separate shell (DOS Box in Windows).</text:p>
      <text:p text:style-name="Preformatted_20_Text"><text:tab/>A visual picture of the robot <text:s/>in its world should appear.</text:p>
      <text:p text:style-name="Preformatted_20_Text"><text:tab/><text:tab/>Visual listens at the named socket “localsocket” <text:s/>on port 101. <text:s/>When a client is accepted by</text:p>
      <text:p text:style-name="Preformatted_20_Text"><text:tab/>visual it will then interpret any communication from the client as instructions to a Scribbler/Fluke</text:p>
      <text:p text:style-name="Preformatted_20_Text"><text:tab/>and respond as the robot would and visually show an approximation of the effect on the screen.</text:p>
      <text:p text:style-name="Preformatted_20_Text"><text:tab/><text:tab/>The robot world has obstacles (green blocks), open space (white blocks), light sources (yellow</text:p>
      <text:p text:style-name="Preformatted_20_Text"><text:tab/>blocks) and black lines.</text:p>
      <text:p text:style-name="Preformatted_20_Text"><text:tab/>The world is defined in the file “world” with the lines defined in the first section as a sequence of </text:p>
      <text:p text:style-name="Preformatted_20_Text"><text:tab/>points <text:s/>before the WORLD statement. The obstacles and light sources are defined after <text:s/>the WORLD</text:p>
      <text:p text:style-name="Preformatted_20_Text"><text:tab/>statement. X indicates an obstacle and L a light source and space indicates the block is clear.</text:p>
      <text:p text:style-name="Preformatted_20_Text"><text:tab/><text:tab/>The simulation uses sample files to simulate the response of the Scribbler/Fluke. These</text:p>
      <text:p text:style-name="Preformatted_20_Text"><text:tab/>files are the actual response of a real robot captured by the program “try”. Try saves a number of</text:p>
      <text:p text:style-name="Preformatted_20_Text"><text:tab/>files starting with the characters “try”, video uses the files with the same name but with “sample”</text:p>
      <text:p text:style-name="Preformatted_20_Text"><text:tab/>instead of “try”.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Times New Roman1" fo:font-size="10pt" style:font-name-asian="Times New Roman1" style:font-size-asian="10pt" style:font-name-complex="Times New Roman1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5-08T13:58:45</meta:creation-date>
    <dc:date>2009-05-09T10:49:05</dc:date>
    <meta:editing-duration>PT00H01M45S</meta:editing-duration>
    <meta:editing-cycles>2</meta:editing-cycles>
    <meta:generator>OpenOffice.org/3.0$Linux OpenOffice.org_project/300m15$Build-9379</meta:generator>
    <meta:document-statistic meta:table-count="0" meta:image-count="0" meta:object-count="0" meta:page-count="1" meta:paragraph-count="22" meta:word-count="280" meta:character-count="1615"/>
  </office:meta>
</office:document-meta>
</file>